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07a" officeooo:paragraph-rsid="001d707a"/>
    </style:style>
    <style:style style:name="P2" style:family="paragraph" style:parent-style-name="Standard">
      <style:paragraph-properties fo:text-align="start" style:justify-single-word="false"/>
      <style:text-properties officeooo:rsid="001d707a" officeooo:paragraph-rsid="001d707a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d707a" officeooo:paragraph-rsid="001d707a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d707a" officeooo:paragraph-rsid="001ee6ed"/>
    </style:style>
    <style:style style:name="P5" style:family="paragraph" style:parent-style-name="Standard" style:list-style-name="L2">
      <style:text-properties officeooo:rsid="001d707a" officeooo:paragraph-rsid="001d707a"/>
    </style:style>
    <style:style style:name="P6" style:family="paragraph" style:parent-style-name="Standard" style:list-style-name="L2">
      <style:text-properties officeooo:rsid="001d707a" officeooo:paragraph-rsid="001eee54"/>
    </style:style>
    <style:style style:name="P7" style:family="paragraph" style:parent-style-name="Standard" style:list-style-name="L4">
      <style:text-properties officeooo:rsid="001d707a" officeooo:paragraph-rsid="001d707a"/>
    </style:style>
    <style:style style:name="T1" style:family="text">
      <style:text-properties officeooo:rsid="001ee6ed"/>
    </style:style>
    <style:style style:name="T2" style:family="text">
      <style:text-properties officeooo:rsid="001eee54"/>
    </style:style>
    <style:style style:name="T3" style:family="text">
      <style:text-properties officeooo:rsid="00204e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ariane: <text:s/></text:p>
      <text:list xml:id="list3485522939" text:style-name="L1">
        <text:list-item>
          <text:p text:style-name="P3">Movies feature – development, testing and refactoring</text:p>
        </text:list-item>
        <text:list-item>
          <text:p text:style-name="P3">CSS styling</text:p>
        </text:list-item>
        <text:list-item>
          <text:p text:style-name="P3">Presentation</text:p>
          <text:p text:style-name="P4"/>
        </text:list-item>
      </text:list>
      <text:p text:style-name="P1">Moustafa:</text:p>
      <text:list xml:id="list1816805953" text:style-name="L2">
        <text:list-item>
          <text:p text:style-name="P6">Landing page design <text:span text:style-name="T2">and development</text:span></text:p>
        </text:list-item>
        <text:list-item>
          <text:p text:style-name="P5">CSS styling</text:p>
        </text:list-item>
        <text:list-item>
          <text:p text:style-name="P6">Favourites feature – developmen<text:span text:style-name="T2">t, testing and debugging</text:span></text:p>
          <text:p text:style-name="P5"><text:s/></text:p>
        </text:list-item>
      </text:list>
      <text:p text:style-name="P1"><text:span text:style-name="T1">C</text:span>haitra:</text:p>
      <text:list xml:id="list3288223441" text:style-name="L4">
        <text:list-item>
          <text:p text:style-name="P7">Books feature – development, testing</text:p>
        </text:list-item>
        <text:list-item>
          <text:p text:style-name="P7"><text:span text:style-name="T3">Integrating code, debugging</text:span> and refactoring</text:p>
        </text:list-item>
        <text:list-item>
          <text:p text:style-name="P7">Kanba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01:17.110000000</meta:creation-date>
    <meta:generator>LibreOffice/7.1.2.2$Windows_X86_64 LibreOffice_project/8a45595d069ef5570103caea1b71cc9d82b2aae4</meta:generator>
    <dc:date>2021-10-06T15:10:39.134000000</dc:date>
    <meta:editing-duration>PT9M21S</meta:editing-duration>
    <meta:editing-cycles>4</meta:editing-cycles>
    <meta:document-statistic meta:table-count="0" meta:image-count="0" meta:object-count="0" meta:page-count="1" meta:paragraph-count="14" meta:word-count="46" meta:character-count="301" meta:non-whitespace-character-count="272"/>
  </office:meta>
</office:document-meta>
</file>